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1"/>
    <style:style style:name="P6"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Project: </text:span><text:span text:style-name="T1">Walking Tour Creator</text:span><text:span text:style-name="T2"> - </text:span>Group Project 07 </text:p>
      <text:p text:style-name="Standard"><text:span text:style-name="T2">Meeting: </text:span>Weekly Project Meeting, Designing and prototype ideas.</text:p>
      <text:p text:style-name="Standard"><text:span text:style-name="T2">Persons present:</text:span> All project members .</text:p>
      <text:p text:style-name="Standard"><text:span text:style-name="T2">Place and date of meeting: </text:span><text:span text:style-name="T1">Orchard,</text:span> 10:00, 18th October 2013. </text:p>
      <text:p text:style-name="Standard"><text:span text:style-name="T2">Circulation list:</text:span> All project members and Neil Taylor (nst@aber.ac.uk)</text:p>
      <text:p text:style-name="Standard"><text:span text:style-name="T2">Author: </text:span>Ryan Gouldsmith (ryg1@aber.ac.uk) </text:p>
      <text:p text:style-name="Standard"><text:span text:style-name="T2">Date of minutes: </text:span>18th October</text:p>
      <text:p text:style-name="Standard"><text:span text:style-name="T2">Version: </text:span><text:span text:style-name="T1">1.0. Original</text:span></text:p>
      <text:p text:style-name="P1"><text:tab/> <text:s text:c="2"/>1.1: Edited according to standards and previous minutes.</text:p>
      <text:p text:style-name="Standard"/>
      <text:p text:style-name="Standard"><text:span text:style-name="T2">Matters Arising:</text:span> </text:p>
      <text:list xml:id="list21453935821" text:style-name="L1">
        <text:list-item>
          <text:p text:style-name="P5">Discussing the designs mentioned from previous meetings.</text:p>
        </text:list-item>
      </text:list>
      <text:p text:style-name="Standard"/>
      <text:p text:style-name="P2">New Business:</text:p>
      <text:list xml:id="list734883379" text:style-name="L2">
        <text:list-item>
          <text:p text:style-name="P4">Ryan shows the designs that he made for both the Android and website design, along with basic UML. This starts the discussion of how the designs should look. <text:line-break/><text:line-break/>Zack suggested that we have the photos in the corner of the screen, that have recently been taken, which are displayed beneath a large pin. Harry thought that you could have black text on the map so that it would stand out. Dave wants a button which will open up the Camera and takes a photo, then pinning it to the top of the screen, which you can tap and view. Resultant was that we would have some form of camera button. <text:line-break/><text:line-break/>Zack mentioned that we would need to add a location to the picture as well as a short description and long description. Mark said that he would create a database for that so we can send it to the server. <text:s/>Mark also suggested adding HTML links to places if they websites. <text:line-break/><text:line-break/>Zack mentioned that we could use tags for certain places of interest along a route. Which would make it easier for searching. This wasn't resolved but used as a potential future discussion</text:p>
          <text:p text:style-name="P4"><text:span text:style-name="T2">ACTION: </text:span>mas69<text:line-break/></text:p>
        </text:list-item>
        <text:list-item>
          <text:p text:style-name="P6">Dave mentioned that there should be a pause, stop or start button. But Harry said that we should keep everything in one activity. <text:line-break/><text:line-break/>There was a discussion about tapping the device to pause it and a prolonged hold for stopping the recording. There was a discussion on 3 buttons options, camera, play and stop. <text:line-break/>Zack Mentioned that there should be another screen which had the decription <text:line-break/><text:line-break/></text:p>
        </text:list-item>
        <text:list-item>
          <text:p text:style-name="P6">Harry started to explain his design that he thought was good. He said we should add a point of interest button, which will take you to another screen to another screen which will have the photo short description and long description. Then at the end of the walk we add the review.<text:line-break/><text:line-break/>Maceij suggested that we make the long description optional. With Dave saying we don't want to be in the users face too much, so it's an okay idea. Harry said that every <text:soft-page-break/>photo will have to have a description <text:s/>Zack and Maceij said once you take a photo you are asked to have a description which Dave decided that the point of interest will take co-ordinates, produce another window: <text:s/>where you can write a short description at the top, long description at the bottom. <text:line-break/></text:p>
        </text:list-item>
        <text:list-item>
          <text:p text:style-name="P6">Zack wants to drop the pin on a location, Martin says he doesn't think it will be accurate Dave said he wants a pin dropped where we are, the pin will show the picture and a short descriptions – this is like google's popup. </text:p>
          <text:p text:style-name="P6"/>
        </text:list-item>
        <text:list-item>
          <text:p text:style-name="P6">Dave suggested that we swip once to the rightand you will have a place to see where you have previously been followed, by tapping you will be able to set a filter. Zack asked if you can get directions Harry said maybe thats too ambitious. Harry suggested the layout of swiping in and have a rounded box with a slight transparent background which showed the other panel. A tabulated <text:s/>bar on the side agreed. Harry said that for the bar that there might not be points of interest for everybody. Dave made the decision that directions aren't required, but may be used if we have time.<text:line-break/><text:span text:style-name="T2">ACTION:</text:span> <text:s/>EveryoneS</text:p>
          <text:p text:style-name="P6"/>
        </text:list-item>
        <text:list-item>
          <text:p text:style-name="P4">Dave said the main menu of Android isn't the main issue yet and that we need to decide on a page. It was agreed that we would have the following: start page wth a preview button, Start button. <text:s/>Options as a popup, pop up for description. Page for showing the current map. A Help tab. Options contains report a problem. Social network as an option as a potential extra </text:p>
          <text:p text:style-name="P4"/>
          <text:p text:style-name="P4">Jack wants to pause the GPS when the app is paused <text:s/>Harry said that it should be done away from the users knowledge, check the GPS once every two minutes or once every 5 seconds. This decision was made. <text:s/>Mark said that we shouldn't be concerned about battery life.<text:line-break/><text:line-break/>Harry mentioned that he doesn't think we need a quit button as it may be confusing to people, Mark suggested replacing it with back, but Jack said back might confuse people with back to the map. Mark suggested that use Back to Main Menu button. He used snapchat as an example for the slider and tag options. <text:line-break/><text:line-break/>Harry suggested that we should get rid of the bottom bar. Have one swipe on menu, showing all the menu options, it will change the popup to a main menu. Slightly transparent, help, pause etc with enabled scroll. If they pressed add point of interested it changes the pop up window to add, so we only change the view rather than the page . <text:line-break/><text:line-break/>Zack suggested we should have icons to represent things rather than String texts. Just a button with a logo on, like a camera for camera etc. </text:p>
          <text:p text:style-name="P4">Harry said we need a welcome page, walk data page, etc. Then since we have an overview we then we can have an idea of how we're going to connect. Nothing concrete. There though. Dave made the decision to get the start screen, map screen started.<text:line-break/><text:span text:style-name="T2">ACTION:</text:span> Everyone</text:p>
          <text:p text:style-name="P4"/>
        </text:list-item>
        <text:list-item>
          <text:p text:style-name="P6"><text:span text:style-name="T1">We then started on a conversation about the website design. Mark suggested we have </text:span><text:span text:style-name="T1">a home page, walk tour destination page etc. Jack suggested a list of tours on the </text:span><text:soft-page-break/><text:span text:style-name="T1">main page. Mark said we should have a Log in or Register button at the top so people can enter their details and walks. Dave asked if we are showing the whole thing for a user or public. To which we decided that a default page, and one for which users can log in to add walks. Jack mentioned that if the user wants to add their own videos they have to log in. <text:line-break/></text:span><text:span text:style-name="T2">ACTION:</text:span><text:span text:style-name="T1"> mda, mas69, jar39. </text:span></text:p>
          <text:p text:style-name="P4"/>
        </text:list-item>
        <text:list-item>
          <text:p text:style-name="P6"><text:span text:style-name="T1">Group name and app should be at the top of the page and at the bottom have by group 7 contact us. <text:s/></text:span><text:s/><text:span text:style-name="T1">Ryan suggested that we position the menu bar at the top of the page, fixed with it fading when it goes over the map. Mark add that pictures of the walks, video should be on another page. Zack recommended that a video on the home page. Photo on the right, text on the left, video under the photo with the photo potentially being a slideslow using some Jquery. Zack make the photos generic photos of ones we choose. Mark suggested making the website responsive.</text:span></text:p>
          <text:p text:style-name="P4"><text:span text:style-name="T2">ACTION:</text:span> mas69, zal</text:p>
          <text:p text:style-name="P4"/>
        </text:list-item>
        <text:list-item>
          <text:p text:style-name="P4">Dave: Send in designs of website, UML and Android. Zack said that then we can evaluate the different ones, whilst Maceijsaid he will work on UML designs. </text:p>
          <text:p text:style-name="P6"><text:span text:style-name="T2">ACTION:</text:span><text:span text:style-name="T1"> ryg1, mda, mwd5, hfb1, zal, mrp2, jar39, mas69, mvz</text:span><text:line-break/></text:p>
        </text:list-item>
      </text:list>
      <text:p text:style-name="Standard"><text:span text:style-name="T2">Any Other Business:</text:span><text:line-break/> <text:s/></text:p>
      <text:p text:style-name="P1"><text:span text:style-name="T2">Authors Email Address:</text:span> <text:a xlink:type="simple" xlink:href="mailto:ryg1@aber.ac.uk">ryg1@aber.ac.uk</text:a></text:p>
      <text:p text:style-name="P1"/>
      <text:p text:style-name="P1"><text:span text:style-name="T2">Dates: </text:span>Version 1.0: 18th October. Version 1.1 3rd Nov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2013_10_18minutes.o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1:13:41</meta:creation-date>
    <dc:date>2013-11-03T13:42:38</dc:date>
    <meta:editing-duration>PT3H16M23S</meta:editing-duration>
    <meta:editing-cycles>91</meta:editing-cycles>
    <meta:generator>LibreOffice/3.5$Linux_X86_64 LibreOffice_project/350m1$Build-2</meta:generator>
    <meta:document-statistic meta:table-count="0" meta:image-count="0" meta:object-count="0" meta:page-count="3" meta:paragraph-count="30" meta:word-count="1215" meta:character-count="6738" meta:non-whitespace-character-count="5513"/>
  </office:meta>
</office:document-meta>
</file>